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Monospace2" svg:font-family="Monospace"/>
    <style:font-face style:name="OpenSymbol" svg:font-family="OpenSymbol"/>
    <style:font-face style:name="Arial1" svg:font-family="Arial" style:font-family-generic="swiss"/>
    <style:font-face style:name="Monospace1" svg:font-family="Monospace" style:font-pitch="fixed"/>
    <style:font-face style:name="Monospace" svg:font-family="Monospace" style:font-adornments="Полужирный" style:font-pitch="fixed"/>
    <style:font-face style:name="Arial2" svg:font-family="Arial" style:font-family-generic="swiss" style:font-pitch="fixed"/>
    <style:font-face style:name="Monospace3" svg:font-family="Monospace" style:font-family-generic="swiss" style:font-pitch="fixed"/>
    <style:font-face style:name="Arial5" svg:font-family="Arial" style:font-family-generic="system" style:font-pitch="fixed"/>
    <style:font-face style:name="Monospace5" svg:font-family="Monospace" style:font-family-generic="system" style:font-pitch="fixed"/>
    <style:font-face style:name="Arial4" svg:font-family="Arial" style:font-pitch="variable"/>
    <style:font-face style:name="Monospace4" svg:font-family="Monospace" style:font-pitch="variable"/>
    <style:font-face style:name="Arial3" svg:font-family="Arial" style:font-family-generic="system" style:font-pitch="variable"/>
  </office:font-face-decls>
  <office:automatic-styles>
    <style:style style:name="P1" style:family="paragraph" style:parent-style-name="Text_20_body" style:list-style-name="L5"/>
    <style:style style:name="P2" style:family="paragraph">
      <style:paragraph-properties fo:margin-left="0.635cm" fo:margin-right="0cm" fo:text-indent="-0.63cm"/>
    </style:style>
    <style:style style:name="P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Arial1" fo:font-size="8pt" fo:letter-spacing="normal" fo:language="ru" fo:country="RU" fo:font-style="normal" fo:text-shadow="none" style:text-underline-style="none" fo:font-weight="normal" style:text-underline-mode="continuous" style:text-line-through-mode="continuous" style:letter-kerning="true" style:font-name-asian="Arial3" style:font-size-asian="10.5pt" style:language-asian="zxx" style:country-asian="none" style:font-style-asian="normal" style:font-weight-asian="normal" style:font-name-complex="Arial3" style:font-size-complex="12pt" style:language-complex="zxx" style:country-complex="none" style:font-style-complex="normal" style:font-weight-complex="normal" style:text-emphasize="none" style:text-scale="100%" style:font-relief="none"/>
    </style:style>
    <style:style style:name="T2" style:family="text">
      <style:text-properties style:use-window-font-color="true" style:text-outline="false" style:text-line-through-style="none" style:text-position="0% 100%" style:font-name="Arial1" fo:font-size="10pt" fo:letter-spacing="normal" fo:language="ru" fo:country="RU" fo:font-style="normal" fo:text-shadow="none" style:text-underline-style="none" fo:font-weight="normal" style:text-underline-mode="continuous" style:text-line-through-mode="continuous" style:letter-kerning="true" style:font-name-asian="Arial3" style:font-size-asian="10.5pt" style:language-asian="zxx" style:country-asian="none" style:font-style-asian="normal" style:font-weight-asian="normal" style:font-name-complex="Arial3" style:font-size-complex="12pt" style:language-complex="zxx" style:country-complex="none" style:font-style-complex="normal" style:font-weight-complex="normal" style:text-emphasize="none" style:text-scale="100%" style:font-relief="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9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079cm" fo:margin-left="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34cm" fo:margin-left="2.8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Заготовление бересты</text:h>
      <text:h text:style-name="Heading_20_2" text:outline-level="2">Этапы заготовки бересты</text:h>
      <text:list xml:id="list362775632" text:style-name="L5">
        <text:list-item>
          <text:p text:style-name="P1">Сбор бересты</text:p>
          <text:list>
            <text:list-item>
              <text:p text:style-name="P1">Подготовка</text:p>
              <text:list>
                <text:list-item>
                  <text:p text:style-name="P1">Место обитания бересты</text:p>
                </text:list-item>
                <text:list-item>
                  <text:p text:style-name="P1">Время сбора</text:p>
                </text:list-item>
                <text:list-item>
                  <text:p text:style-name="P1">Необходимые вещи</text:p>
                </text:list-item>
                <text:list-item>
                  <text:p text:style-name="P1">Меры предосторожности</text:p>
                  <text:list>
                    <text:list-item>
                      <text:p text:style-name="P1">Перед</text:p>
                    </text:list-item>
                  </text:list>
                </text:list-item>
              </text:list>
            </text:list-item>
            <text:list-item>
              <text:p text:style-name="P1">Процесс сбора</text:p>
              <text:list>
                <text:list-item>
                  <text:p text:style-name="P1">Выбор подходящей березы</text:p>
                </text:list-item>
                <text:list-item>
                  <text:p text:style-name="P1">Снятие бересты</text:p>
                </text:list-item>
                <text:list-item>
                  <text:p text:style-name="P1">Транспортировка бересты</text:p>
                </text:list-item>
              </text:list>
            </text:list-item>
          </text:list>
        </text:list-item>
        <text:list-item>
          <text:p text:style-name="P1">Очистка бересты</text:p>
        </text:list-item>
        <text:list-item>
          <text:p text:style-name="P1">Хранение бересты</text:p>
        </text:list-item>
      </text:list>
      <text:p text:style-name="Text_20_body"><office:annotation>
     <dc:creator>Неизвестный автор</dc:creator>
     <dc:date>2009-01-06T16:48:24</dc:date>
     <text:p text:style-name="P2"><text:span text:style-name="T1">Экипировка</text:span></text:p>
     <text:p><text:span text:style-name="T1">Клещи, слепни, комары</text:span></text:p>
     <text:p><text:span text:style-name="T1">Инструменты, рюкзак, палки для съема, веревки</text:span></text:p>
     <text:p><text:span text:style-name="T1">Компас, карта</text:span></text:p>
     <text:p><text:span text:style-name="T1">Продовольствие</text:span></text:p>
     <text:p><text:span text:style-name="T1">Фотография березы и бересты. Предрассудки съема бересты </text:span></text:p>
    </office:annotation>Обычно бересту снимают в июне-июле. По приметам, когда цветет шиповник или раньше. Практически приходиться ходить в лес и пробовать — сходит или не сходит береста.</text:p>
      <text:p text:style-name="Text_20_body">Береста после подреза должна сходить легко. Но прежде чем снимать бересту, необходимо выбрать хорошую березу. Береста на выбранной березе должна быть ровной, без сучков, наплывов, ствол дерева должен быть <text:s/>ровный, без утолщений и искривлений, иначе эта береста на хорошие изделия не годиться. Но даже при наличии всех этих качеств все равно не каждую бересту надо снимать. Необходимо еще выбирать по <text:s/>цвету — чем меньше на бересте черных пятен, точек, чем береста светлее — тем лучше. Лучшая береста не должна иметь глубоких природных трещин, которые характерны к комню дерева, но и встречаются на высоте человеческого роста, где в основном и происходит съем бересты. Желательно снимать с дерева диаметром 10 см. и более т.к. Маленькие листы мало нужны в производстве.</text:p>
      <text:p text:style-name="Text_20_body">И все равно прежде чем снимать, то есть делать вертикальный разрез на длину 40 — 50 см., между допустимыми дефектами по вертикали, необходимо сделать небольшой разрез <text:span text:style-name="недостающаи_20_части">изображение</text:span> обрезаны и попробовать, как отходит береста от <office:annotation>
     <dc:creator>Неизвестный автор</dc:creator>
     <dc:date>2009-01-06T16:46:58</dc:date>
     <text:p text:style-name="P3"><text:span text:style-name="T2">Дать определение комья, камбия</text:span></text:p>
    </office:annotation>комья и если хорошо, то только тогда снимать.</text:p>
      <text:p text:style-name="Text_20_body">Разрез делается вертикально на глубину толщины бересты, стараясь не прорезать камбиевый слой. Лучше разрез делать на выбранной березе, отвечающим раньше изложенным требованиям, через дефектный участок. (Как бы мы не выбирали березу для снятия бересты, очень редко встречаются на выбранном дереве идеальный участок для снятия). И когда лист снимается, то дефектные участки идут по краям листа, которые при <office:annotation>
     <dc:creator>Неизвестный автор</dc:creator>
     <dc:date>2009-01-06T17:05:29</dc:date>
     <text:p text:style-name="P3"><text:span text:style-name="T2">ссылка</text:span></text:p>
    </office:annotation>раскрое можно будет обрезать.</text:p>
      <text:p text:style-name="Text_20_body">И вот делается вертикальный оптимальный разрез и прорезаются еще две горизонтальные надрезы в верху и внизу разреза длиной 10 см приблизительно. Край бересты снизу отгибается ножом и в разрез вставляется палочка длиной 50 см. и заточенная с одного края из какого либо сухого сука<office:annotation>
     <dc:creator>Неизвестный автор</dc:creator>
     <dc:date>2009-01-06T18:37:19</dc:date>
     <text:p text:style-name="P3"><text:span text:style-name="T1">Изображение и описание отдельно</text:span></text:p>
    </office:annotation>. Этой палочкой проводят по разрезу вверх и отгибают бересту от дерева. В сезон снятия бересты легко отделяется от дерева и падает. Но иногда приходится помогать руками. Обычно я снимаю 35 — 40 листов, в зависимости от рюкзака. Листы укладываются внутренней стороной друг к другу, что бы как можно меньше листы повредили друг другу. Но поскольку приходится нести в рюкзаке, я их сворачиваю в рулон. Рулон обвязываю веревкой и вставляю в рюкзак.</text:p>
      <text:p text:style-name="Text_20_body">Обычно на это уходит 2-3 часа хождения по лесу. Но чаще зависит от леса, где берешь бересту. Лучше конечно брать в березнике, где много берез, меньше приходится ходить от дерева к дереву и там больше выбор, но встречаются хорошие березы и в смешанном лесу.</text:p>
      <text:p text:style-name="Text_20_body">При доставке бересты домой необходимо что бы листы так же были внутренней стороной друг к другу, уложить на ровную поверхность, накрыть чем либо и придавить грузом для распрямления листов и предотвращения скручивания.</text:p>
      <text:p text:style-name="Text_20_body">В процессе заготовки бересты есть опасность как укусы клещей, потому что в момент сбора они самые активные и поэтому необходимо пройти прививку, а так же пользоваться различными отпугивающими средствами: <office:annotation>
     <dc:creator>Неизвестный автор</dc:creator>
     <dc:date>2009-01-06T19:03:59</dc:date>
     <text:p text:style-name="P3"><text:span text:style-name="T1">На момент написания названия могут устареть</text:span></text:p>
    </office:annotation>«дета», «репелент», «тайга» и прочими и знать как достать впившегося клеща. Необходимо иметь спирт для обезображивания и пинцет. Необходимо сразу по выходу из леса или по приходу домой осмотреться и при наличии впившегося клеща его вытащить пинцетом, выкручивая его как винт с одновременным оттягиванием его от тела, затем это место смазать спиртом. Одежду для похода в лес иметь длинную и обязательно головной убор.</text:p>
      <text:p text:style-name="Text_20_body">Встреча в лесу с незнакомыми людьми не всегда благоприятно так как не все одинаково относятся к снятию бересты. Некоторые считают что это поранит березу и береза погибнет. Хотя это не так, но эстетический вид березы без первого слоя оставляет желать лучшего. Поэтому лучше с людьми, в лесу, не встречаться <text:s/>и не афишировать процесс снятия и саму бересту.</text:p>
      <text:p text:style-name="Text_20_body">Заготовка бересты включает в себя так же снятие белого, наружного мелового слоя. В процессе изготовления он ненужен и его необходимо снимать. Стараемся снимать почти сразу по мере приноса из леса. Считается что наружный слой на свежей бересте снимать лучше, хотя приходится расслаивать и зимой, снимается почти так же.</text:p>
      <text:p text:style-name="Text_20_body">Расслаиваем бересту на слоте или просто на коленях. Снимается минимально необходимый слой, что бы лист был ровный, без ступенек от меж слоя. В основном снимается руками (пальцами) и используется нож с коротким лезвием, срезая по 45 — 30 градусов. Ножом помогаем расслаивать в начале, поднимаем отдельные слои на листе, а в основном для отрезки дефектных листов (участков), для получения ровного листа. Хорошие, ровные межслойные листы оставляем для других поделок, а некоторые используется и при изготовлении туесов как фоновая <text:s/>береста или как другая часть, в зависимости от размеров лис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Monospace2" svg:font-family="Monospace"/>
    <style:font-face style:name="OpenSymbol" svg:font-family="OpenSymbol"/>
    <style:font-face style:name="Arial1" svg:font-family="Arial" style:font-family-generic="swiss"/>
    <style:font-face style:name="Monospace1" svg:font-family="Monospace" style:font-pitch="fixed"/>
    <style:font-face style:name="Monospace" svg:font-family="Monospace" style:font-adornments="Полужирный" style:font-pitch="fixed"/>
    <style:font-face style:name="Arial2" svg:font-family="Arial" style:font-family-generic="swiss" style:font-pitch="fixed"/>
    <style:font-face style:name="Monospace3" svg:font-family="Monospace" style:font-family-generic="swiss" style:font-pitch="fixed"/>
    <style:font-face style:name="Arial5" svg:font-family="Arial" style:font-family-generic="system" style:font-pitch="fixed"/>
    <style:font-face style:name="Monospace5" svg:font-family="Monospace" style:font-family-generic="system" style:font-pitch="fixed"/>
    <style:font-face style:name="Arial4" svg:font-family="Arial" style:font-pitch="variable"/>
    <style:font-face style:name="Monospace4" svg:font-family="Monospace" style:font-pitch="variable"/>
    <style:font-face style:name="Arial3"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3" style:font-size-asian="10.5pt" style:language-asian="zxx" style:country-asian="none" style:font-name-complex="Arial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3"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Комментариии" style:family="paragraph" style:parent-style-name="Text_20_body">
      <style:text-properties fo:color="#008000" fo:font-style="normal" style:font-style-asian="normal" style:font-style-complex="normal"/>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недостающаи_20_части" style:display-name="недостающаи части" style:family="text">
      <style:text-properties fo:color="#008000" style:font-name="Monospace" fo:font-weight="bold" style:font-size-asian="10.5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06T16:07:58</meta:creation-date>
    <dc:date>2009-01-06T21:39:10</dc:date>
    <meta:editing-duration>PT04H17M46S</meta:editing-duration>
    <meta:editing-cycles>21</meta:editing-cycles>
    <meta:generator>OpenOffice.org/3.0$Linux OpenOffice.org_project/300m9$Build-9358</meta:generator>
    <meta:document-statistic meta:table-count="0" meta:image-count="0" meta:object-count="0" meta:page-count="1" meta:paragraph-count="26" meta:word-count="767" meta:character-count="5035"/>
    <meta:user-defined meta:name="Поле 1"/>
    <meta:user-defined meta:name="Поле 2"/>
    <meta:user-defined meta:name="Поле 3"/>
    <meta:user-defined meta:name="Поле 4"/>
  </office:meta>
</office:document-meta>
</file>